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35cm" fo:min-width="0.831cm"/>
    </style:style>
    <style:style style:name="gr2" style:family="graphic" style:parent-style-name="standard">
      <style:graphic-properties draw:textarea-horizontal-align="justify" draw:textarea-vertical-align="middle" draw:auto-grow-height="false" fo:min-height="0.15cm" fo:min-width="0.3cm"/>
    </style:style>
    <style:style style:name="gr3" style:family="graphic" style:parent-style-name="standard">
      <style:graphic-properties draw:textarea-horizontal-align="justify" draw:textarea-vertical-align="middle" draw:auto-grow-height="false" fo:min-height="0.35cm" fo:min-width="0.3cm"/>
    </style:style>
    <style:style style:name="gr4" style:family="graphic" style:parent-style-name="standard">
      <style:graphic-properties draw:textarea-horizontal-align="justify" draw:textarea-vertical-align="middle" draw:auto-grow-height="false" fo:min-height="0.55cm" fo:min-width="0.3cm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0.3cm"/>
    </style:style>
    <style:style style:name="gr6" style:family="graphic" style:parent-style-name="standard">
      <style:graphic-properties draw:textarea-horizontal-align="justify" draw:textarea-vertical-align="middle" draw:auto-grow-height="false" fo:min-height="0.95cm" fo:min-width="0.3cm"/>
    </style:style>
    <style:style style:name="gr7" style:family="graphic" style:parent-style-name="standard">
      <style:graphic-properties draw:textarea-horizontal-align="justify" draw:textarea-vertical-align="middle" draw:auto-grow-height="false" fo:min-height="1.745cm" fo:min-width="18.352cm"/>
    </style:style>
    <style:style style:name="gr8" style:family="graphic" style:parent-style-name="standard">
      <style:graphic-properties draw:textarea-horizontal-align="justify" draw:textarea-vertical-align="middle" draw:auto-grow-height="false" fo:min-height="1.75cm" fo:min-width="7.5cm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3.55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20.302cm"/>
    </style:style>
    <style:style style:name="gr12" style:family="graphic" style:parent-style-name="standard">
      <style:graphic-properties draw:textarea-horizontal-align="justify" draw:textarea-vertical-align="middle" draw:auto-grow-height="false" fo:min-height="3.35cm" fo:min-width="0.1cm"/>
    </style:style>
    <style:style style:name="gr13" style:family="graphic" style:parent-style-name="standard">
      <style:graphic-properties svg:stroke-width="0.05cm" svg:stroke-color="#3465a4" draw:marker-start-width="0.35cm" draw:marker-end-width="0.35cm" draw:fill="none" draw:textarea-horizontal-align="justify" draw:textarea-vertical-align="middle" draw:auto-grow-height="false" fo:min-height="3.55cm" fo:min-width="0cm" fo:padding-top="0.15cm" fo:padding-bottom="0.15cm" fo:padding-left="0.275cm" fo:padding-right="0.275cm"/>
    </style:style>
    <style:style style:name="gr14" style:family="graphic" style:parent-style-name="standard">
      <style:graphic-properties draw:textarea-horizontal-align="justify" draw:textarea-vertical-align="middle" draw:auto-grow-height="false" fo:min-height="2.35cm" fo:min-width="0.5cm"/>
    </style:style>
    <style:style style:name="gr15" style:family="graphic" style:parent-style-name="standard">
      <style:graphic-properties draw:textarea-horizontal-align="justify" draw:textarea-vertical-align="middle" draw:auto-grow-height="false" fo:min-height="2.95cm" fo:min-width="0.7cm"/>
    </style:style>
    <style:style style:name="gr16" style:family="graphic" style:parent-style-name="standard">
      <style:graphic-properties svg:stroke-width="0.05cm" svg:stroke-color="#3465a4" draw:marker-start-width="0.35cm" draw:marker-end-width="0.35cm" draw:fill="none" draw:textarea-horizontal-align="justify" draw:textarea-vertical-align="middle" draw:auto-grow-height="false" fo:min-height="3.5cm" fo:min-width="0.45cm" fo:padding-top="0.15cm" fo:padding-bottom="0.15cm" fo:padding-left="0.275cm" fo:padding-right="0.275cm"/>
    </style:style>
    <style:style style:name="gr17" style:family="graphic" style:parent-style-name="standard">
      <style:graphic-properties svg:stroke-width="0.05cm" svg:stroke-color="#3465a4" draw:marker-start-width="0.35cm" draw:marker-end-width="0.35cm" draw:fill="none" draw:textarea-horizontal-align="justify" draw:textarea-vertical-align="middle" draw:auto-grow-height="false" fo:min-height="3.5cm" fo:min-width="0.65cm" fo:padding-top="0.15cm" fo:padding-bottom="0.15cm" fo:padding-left="0.275cm" fo:padding-right="0.275cm"/>
    </style:style>
    <style:style style:name="gr18" style:family="graphic" style:parent-style-name="standard">
      <style:graphic-properties draw:textarea-horizontal-align="justify" draw:textarea-vertical-align="middle" draw:auto-grow-height="false" fo:min-height="3.55cm" fo:min-width="0.1cm"/>
    </style:style>
    <style:style style:name="gr19" style:family="graphic" style:parent-style-name="standard">
      <style:graphic-properties draw:textarea-horizontal-align="justify" draw:textarea-vertical-align="middle" draw:auto-grow-height="false" fo:min-height="2.35cm" fo:min-width="1.5cm"/>
    </style:style>
    <style:style style:name="gr20" style:family="graphic" style:parent-style-name="standard">
      <style:graphic-properties draw:textarea-horizontal-align="justify" draw:textarea-vertical-align="middle" draw:auto-grow-height="false" fo:min-height="0.165cm" fo:min-width="6.154cm"/>
    </style:style>
    <style:style style:name="gr21" style:family="graphic" style:parent-style-name="standard">
      <style:graphic-properties draw:textarea-horizontal-align="justify" draw:textarea-vertical-align="middle" draw:auto-grow-height="false" fo:min-height="0cm" fo:min-width="6.154cm"/>
    </style:style>
    <style:style style:name="gr22" style:family="graphic" style:parent-style-name="standard">
      <style:graphic-properties draw:textarea-horizontal-align="justify" draw:textarea-vertical-align="middle" draw:auto-grow-height="false" fo:min-height="1.15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331cm" svg:height="2.085cm" draw:transform="skewX (0.447153354360947) rotate (0.447327887286147) translate (0.999cm 12.687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8cm" svg:height="0.4cm" svg:x="22.2cm" svg:y="10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8cm" svg:height="0.4cm" svg:x="19.8cm" svg:y="10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8cm" svg:height="0.6cm" svg:x="17.4cm" svg:y="10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8cm" svg:height="0.8cm" svg:x="12.6cm" svg:y="10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8cm" svg:height="0.8cm" svg:x="15cm" svg:y="10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8cm" svg:height="0.8cm" svg:x="10.2cm" svg:y="10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8cm" svg:height="1cm" svg:x="7.8cm" svg:y="10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8cm" svg:height="1.2cm" svg:x="5.4cm" svg:y="10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" draw:layer="layout" svg:width="18.852cm" svg:height="1.995cm" draw:transform="skewX (0.0734783615089613) rotate (-0.0736528944341617) translate (1.398cm 10.601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8" draw:text-style-name="P1" draw:layer="layout" svg:width="8cm" svg:height="2cm" svg:x="20.2cm" svg:y="10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8cm" svg:height="0.4cm" svg:x="24.8cm" svg:y="10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" draw:layer="layout" svg:width="0.4cm" svg:height="0.2cm" svg:x="7cm" svg:y="6.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0.2cm" svg:height="3.8cm" svg:x="7cm" svg:y="6.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1" draw:text-style-name="P1" draw:layer="layout" svg:width="20.802cm" svg:height="0.079cm" draw:transform="rotate (0.0261799387799149) translate (5.2cm 10.56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1" draw:layer="layout" svg:width="20.802cm" svg:height="0.123cm" draw:transform="rotate (0.0261799387799149) translate (5.202cm 10.6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1" draw:layer="layout" svg:width="20.802cm" svg:height="0.082cm" draw:transform="rotate (0.0261799387799149) translate (5.2cm 10.70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2" draw:text-style-name="P1" draw:layer="layout" svg:width="0.6cm" svg:height="3.6cm" svg:x="20.4cm" svg:y="12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0.4cm" svg:height="3.8cm" svg:x="26.4cm" svg:y="4.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1cm" svg:height="2.6cm" svg:x="26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" draw:layer="layout" svg:width="1.2cm" svg:height="3.2cm" svg:x="27cm" svg:y="8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1cm" svg:height="3.8cm" svg:x="26cm" svg:y="4.2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1.2cm" svg:height="3.8cm" svg:x="27cm" svg:y="4.2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8" draw:text-style-name="P1" draw:layer="layout" svg:width="0.6cm" svg:height="3.8cm" svg:x="19.4cm" svg:y="12.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2cm" svg:height="2.6cm" svg:x="2.2cm" svg:y="13.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0" draw:text-style-name="P1" draw:layer="layout" svg:width="6.654cm" svg:height="0.415cm" draw:transform="skewX (0.447153354360947) rotate (0.447327887286147) translate (1.001cm 12.029cm)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1" draw:layer="layout" svg:width="6.654cm" svg:height="0.206cm" draw:transform="skewX (0.451865743341332) rotate (0.447327887286147) translate (1.001cm 12.489cm)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22" draw:text-style-name="P1" draw:layer="layout" svg:width="0.2cm" svg:height="1.4cm" svg:x="20.6cm" svg:y="11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" draw:layer="layout" svg:width="0.2cm" svg:height="1.4cm" svg:x="21.4cm" svg:y="11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" draw:layer="layout" svg:width="0.2cm" svg:height="1.4cm" svg:x="22.2cm" svg:y="11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" draw:layer="layout" svg:width="0.2cm" svg:height="1.4cm" svg:x="23cm" svg:y="11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" draw:layer="layout" svg:width="0.2cm" svg:height="1.4cm" svg:x="23.8cm" svg:y="11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" draw:layer="layout" svg:width="0.2cm" svg:height="1.4cm" svg:x="24.6cm" svg:y="11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" draw:layer="layout" svg:width="0.2cm" svg:height="1.4cm" svg:x="25.4cm" svg:y="11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" draw:layer="layout" svg:width="0.2cm" svg:height="1.4cm" svg:x="26.2cm" svg:y="11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" draw:layer="layout" svg:width="0.2cm" svg:height="1.4cm" svg:x="27cm" svg:y="11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" draw:layer="layout" svg:width="0.2cm" svg:height="1.4cm" svg:x="27.8cm" svg:y="11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8T14:39:39.112003185</meta:creation-date>
    <dc:date>2017-10-28T22:27:48.459928168</dc:date>
    <meta:editing-duration>PT1H28M27S</meta:editing-duration>
    <meta:editing-cycles>2</meta:editing-cycles>
    <meta:generator>LibreOffice/5.4.0.3$Linux_X86_64 LibreOffice_project/40m0$Build-3</meta:generator>
    <meta:document-statistic meta:object-count="40"/>
  </office:meta>
</office:document-meta>
</file>